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e3" style:family="table-cell" style:parent-style-name="Default" style:data-style-name="N36"/>
    <style:style style:name="ce4" style:family="table-cell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9020833333333cm" style:use-optimal-column-width="true"/>
    </style:style>
    <style:style style:name="co3" style:family="table-column">
      <style:table-column-properties fo:break-before="auto" style:column-width="1.905cm" style:use-optimal-column-width="true"/>
    </style:style>
    <style:style style:name="co4" style:family="table-column">
      <style:table-column-properties fo:break-before="auto" style:column-width="4.78895833333333cm" style:use-optimal-column-width="true"/>
    </style:style>
    <style:style style:name="co5" style:family="table-column">
      <style:table-column-properties fo:break-before="auto" style:column-width="2.460625cm" style:use-optimal-column-width="true"/>
    </style:style>
    <style:style style:name="co6" style:family="table-column">
      <style:table-column-properties fo:break-before="auto" style:column-width="3.28083333333333cm" style:use-optimal-column-width="true"/>
    </style:style>
    <style:style style:name="co7" style:family="table-column">
      <style:table-column-properties fo:break-before="auto" style:column-width="1.48166666666667cm" style:use-optimal-column-width="true"/>
    </style:style>
    <style:style style:name="co8" style:family="table-column">
      <style:table-column-properties fo:break-before="auto" style:column-width="4.07458333333333cm" style:use-optimal-column-width="true"/>
    </style:style>
    <style:style style:name="co9" style:family="table-column">
      <style:table-column-properties fo:break-before="auto" style:column-width="1.825625cm" style:use-optimal-column-width="true"/>
    </style:style>
    <style:style style:name="co10" style:family="table-column">
      <style:table-column-properties fo:break-before="auto" style:column-width="1.24354166666667cm" style:use-optimal-column-width="true"/>
    </style:style>
    <style:style style:name="co11" style:family="table-column">
      <style:table-column-properties fo:break-before="auto" style:column-width="4.15395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utore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249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2">
            <text:p>codice</text:p>
          </table:table-cell>
          <table:table-cell office:value-type="string" table:style-name="ce2">
            <text:p>nome</text:p>
          </table:table-cell>
          <table:table-cell office:value-type="string" table:style-name="ce2">
            <text:p>cognome</text:p>
          </table:table-cell>
          <table:table-cell office:value-type="string" table:style-name="ce2">
            <text:p>nazione</text:p>
          </table:table-cell>
          <table:table-cell office:value-type="string" table:style-name="ce2">
            <text:p>dataNascita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dataMorte</text:p>
          </table:table-cell>
          <table:table-cell table:number-columns-repeated="249" table:style-name="ce2"/>
          <table:table-cell table:number-columns-repeated="1612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ofia</text:p>
          </table:table-cell>
          <table:table-cell office:value-type="string" table:style-name="ce1">
            <text:p>Rinaldi</text:p>
          </table:table-cell>
          <table:table-cell office:value-type="string" table:style-name="ce1">
            <text:p>Italia</text:p>
          </table:table-cell>
          <table:table-cell office:value-type="date" office:date-value="1980-04-12T00:00:00" table:style-name="ce3">
            <text:p>04/12/80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ucas</text:p>
          </table:table-cell>
          <table:table-cell office:value-type="string" table:style-name="ce1">
            <text:p>Moreau</text:p>
          </table:table-cell>
          <table:table-cell office:value-type="string" table:style-name="ce1">
            <text:p>Francia</text:p>
          </table:table-cell>
          <table:table-cell office:value-type="date" office:date-value="1972-09-25T00:00:00" table:style-name="ce3">
            <text:p>09/25/72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nna</text:p>
          </table:table-cell>
          <table:table-cell office:value-type="string" table:style-name="ce1">
            <text:p>Fischer</text:p>
          </table:table-cell>
          <table:table-cell office:value-type="string" table:style-name="ce1">
            <text:p>Germania</text:p>
          </table:table-cell>
          <table:table-cell office:value-type="date" office:date-value="1955-03-10T00:00:00" table:style-name="ce3">
            <text:p>03/10/55</text:p>
          </table:table-cell>
          <table:table-cell office:value-type="string" table:style-name="ce1">
            <text:p>morto</text:p>
          </table:table-cell>
          <table:table-cell office:value-type="date" office:date-value="2020-06-14T00:00:00" table:style-name="ce3">
            <text:p>06/14/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Miguel</text:p>
          </table:table-cell>
          <table:table-cell office:value-type="string" table:style-name="ce1">
            <text:p>Santos</text:p>
          </table:table-cell>
          <table:table-cell office:value-type="string" table:style-name="ce1">
            <text:p>Spagna</text:p>
          </table:table-cell>
          <table:table-cell office:value-type="date" office:date-value="1938-11-02T00:00:00" table:style-name="ce3">
            <text:p>11/02/38</text:p>
          </table:table-cell>
          <table:table-cell office:value-type="string" table:style-name="ce1">
            <text:p>morto</text:p>
          </table:table-cell>
          <table:table-cell office:value-type="date" office:date-value="2005-01-20T00:00:00" table:style-name="ce3">
            <text:p>01/20/0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Emily</text:p>
          </table:table-cell>
          <table:table-cell office:value-type="string" table:style-name="ce1">
            <text:p>Carter</text:p>
          </table:table-cell>
          <table:table-cell office:value-type="string" table:style-name="ce1">
            <text:p>Stati Uniti</text:p>
          </table:table-cell>
          <table:table-cell office:value-type="date" office:date-value="1990-08-30T00:00:00" table:style-name="ce3">
            <text:p>08/30/90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Kenji</text:p>
          </table:table-cell>
          <table:table-cell office:value-type="string" table:style-name="ce1">
            <text:p>Takahashi</text:p>
          </table:table-cell>
          <table:table-cell office:value-type="string" table:style-name="ce1">
            <text:p>Giappone</text:p>
          </table:table-cell>
          <table:table-cell office:value-type="date" office:date-value="1944-02-17T00:00:00" table:style-name="ce3">
            <text:p>02/17/44</text:p>
          </table:table-cell>
          <table:table-cell office:value-type="string" table:style-name="ce1">
            <text:p>morto</text:p>
          </table:table-cell>
          <table:table-cell office:value-type="date" office:date-value="2010-12-09T00:00:00" table:style-name="ce3">
            <text:p>12/09/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li</text:p>
          </table:table-cell>
          <table:table-cell office:value-type="string" table:style-name="ce1">
            <text:p>Hassan</text:p>
          </table:table-cell>
          <table:table-cell office:value-type="string" table:style-name="ce1">
            <text:p>Egitto</text:p>
          </table:table-cell>
          <table:table-cell office:value-type="date" office:date-value="1985-06-21T00:00:00" table:style-name="ce3">
            <text:p>06/21/85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Nina</text:p>
          </table:table-cell>
          <table:table-cell office:value-type="string" table:style-name="ce1">
            <text:p>Kovač</text:p>
          </table:table-cell>
          <table:table-cell office:value-type="string" table:style-name="ce1">
            <text:p>Croazia</text:p>
          </table:table-cell>
          <table:table-cell office:value-type="date" office:date-value="1978-07-15T00:00:00" table:style-name="ce3">
            <text:p>07/15/78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Robert</text:p>
          </table:table-cell>
          <table:table-cell office:value-type="string" table:style-name="ce1">
            <text:p>Müller</text:p>
          </table:table-cell>
          <table:table-cell office:value-type="string" table:style-name="ce1">
            <text:p>Germania</text:p>
          </table:table-cell>
          <table:table-cell office:value-type="date" office:date-value="1930-05-03T00:00:00" table:style-name="ce3">
            <text:p>05/03/30</text:p>
          </table:table-cell>
          <table:table-cell office:value-type="string" table:style-name="ce1">
            <text:p>morto</text:p>
          </table:table-cell>
          <table:table-cell office:value-type="date" office:date-value="1998-04-17T00:00:00" table:style-name="ce3">
            <text:p>04/17/9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Bianchi</text:p>
          </table:table-cell>
          <table:table-cell office:value-type="string" table:style-name="ce1">
            <text:p>Italia</text:p>
          </table:table-cell>
          <table:table-cell office:value-type="date" office:date-value="1992-01-05T00:00:00" table:style-name="ce3">
            <text:p>01/05/92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Jorge</text:p>
          </table:table-cell>
          <table:table-cell office:value-type="string" table:style-name="ce1">
            <text:p>Ramírez</text:p>
          </table:table-cell>
          <table:table-cell office:value-type="string" table:style-name="ce1">
            <text:p>Argentina</text:p>
          </table:table-cell>
          <table:table-cell office:value-type="date" office:date-value="1960-09-11T00:00:00" table:style-name="ce3">
            <text:p>09/11/60</text:p>
          </table:table-cell>
          <table:table-cell office:value-type="string" table:style-name="ce1">
            <text:p>morto</text:p>
          </table:table-cell>
          <table:table-cell office:value-type="date" office:date-value="2018-07-22T00:00:00" table:style-name="ce3">
            <text:p>07/22/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Helena</text:p>
          </table:table-cell>
          <table:table-cell office:value-type="string" table:style-name="ce1">
            <text:p>Novak</text:p>
          </table:table-cell>
          <table:table-cell office:value-type="string" table:style-name="ce1">
            <text:p>Repubblica Ceca</text:p>
          </table:table-cell>
          <table:table-cell office:value-type="date" office:date-value="1983-10-19T00:00:00" table:style-name="ce3">
            <text:p>10/19/83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nderson</text:p>
          </table:table-cell>
          <table:table-cell office:value-type="string" table:style-name="ce1">
            <text:p>Regno Unito</text:p>
          </table:table-cell>
          <table:table-cell office:value-type="date" office:date-value="1948-06-08T00:00:00" table:style-name="ce3">
            <text:p>06/08/48</text:p>
          </table:table-cell>
          <table:table-cell office:value-type="string" table:style-name="ce1">
            <text:p>morto</text:p>
          </table:table-cell>
          <table:table-cell office:value-type="date" office:date-value="2012-03-03T00:00:00" table:style-name="ce3">
            <text:p>03/03/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Léa</text:p>
          </table:table-cell>
          <table:table-cell office:value-type="string" table:style-name="ce1">
            <text:p>Dubois</text:p>
          </table:table-cell>
          <table:table-cell office:value-type="string" table:style-name="ce1">
            <text:p>Francia</text:p>
          </table:table-cell>
          <table:table-cell office:value-type="date" office:date-value="1995-12-28T00:00:00" table:style-name="ce3">
            <text:p>12/28/95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Omar</text:p>
          </table:table-cell>
          <table:table-cell office:value-type="string" table:style-name="ce1">
            <text:p>Farouk</text:p>
          </table:table-cell>
          <table:table-cell office:value-type="string" table:style-name="ce1">
            <text:p>Marocco</text:p>
          </table:table-cell>
          <table:table-cell office:value-type="date" office:date-value="1975-05-14T00:00:00" table:style-name="ce3">
            <text:p>05/14/75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Irina</text:p>
          </table:table-cell>
          <table:table-cell office:value-type="string" table:style-name="ce1">
            <text:p>Petrova</text:p>
          </table:table-cell>
          <table:table-cell office:value-type="string" table:style-name="ce1">
            <text:p>Russia</text:p>
          </table:table-cell>
          <table:table-cell office:value-type="date" office:date-value="1935-02-02T00:00:00" table:style-name="ce3">
            <text:p>02/02/35</text:p>
          </table:table-cell>
          <table:table-cell office:value-type="string" table:style-name="ce1">
            <text:p>morto</text:p>
          </table:table-cell>
          <table:table-cell office:value-type="date" office:date-value="2000-09-01T00:00:00" table:style-name="ce3">
            <text:p>09/01/0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Canada</text:p>
          </table:table-cell>
          <table:table-cell office:value-type="date" office:date-value="1969-11-26T00:00:00" table:style-name="ce3">
            <text:p>11/26/69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Moretti</text:p>
          </table:table-cell>
          <table:table-cell office:value-type="string" table:style-name="ce1">
            <text:p>Italia</text:p>
          </table:table-cell>
          <table:table-cell office:value-type="date" office:date-value="1920-07-19T00:00:00" table:style-name="ce3">
            <text:p>07/19/20</text:p>
          </table:table-cell>
          <table:table-cell office:value-type="string" table:style-name="ce1">
            <text:p>morto</text:p>
          </table:table-cell>
          <table:table-cell office:value-type="date" office:date-value="1995-05-30T00:00:00" table:style-name="ce3">
            <text:p>05/30/9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João</text:p>
          </table:table-cell>
          <table:table-cell office:value-type="string" table:style-name="ce1">
            <text:p>Pereira</text:p>
          </table:table-cell>
          <table:table-cell office:value-type="string" table:style-name="ce1">
            <text:p>Portogallo</text:p>
          </table:table-cell>
          <table:table-cell office:value-type="date" office:date-value="1987-03-03T00:00:00" table:style-name="ce3">
            <text:p>03/03/87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Aisha</text:p>
          </table:table-cell>
          <table:table-cell office:value-type="string" table:style-name="ce1">
            <text:p>Al-Fulan</text:p>
          </table:table-cell>
          <table:table-cell office:value-type="string" table:style-name="ce1">
            <text:p>Emirati Arabi</text:p>
          </table:table-cell>
          <table:table-cell office:value-type="date" office:date-value="1952-10-10T00:00:00" table:style-name="ce3">
            <text:p>10/10/52</text:p>
          </table:table-cell>
          <table:table-cell office:value-type="string" table:style-name="ce1">
            <text:p>morto</text:p>
          </table:table-cell>
          <table:table-cell office:value-type="date" office:date-value="2015-08-18T00:00:00" table:style-name="ce3">
            <text:p>08/18/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Luca</text:p>
          </table:table-cell>
          <table:table-cell office:value-type="string" table:style-name="ce1">
            <text:p>Ferrari</text:p>
          </table:table-cell>
          <table:table-cell office:value-type="string" table:style-name="ce1">
            <text:p>Italia</text:p>
          </table:table-cell>
          <table:table-cell office:value-type="date" office:date-value="1971-09-22T00:00:00" table:style-name="ce3">
            <text:p>09/22/71</text:p>
          </table:table-cell>
          <table:table-cell office:value-type="string" table:style-name="ce1">
            <text:p>morto</text:p>
          </table:table-cell>
          <table:table-cell office:value-type="date" office:date-value="2015-03-10T00:00:00" table:style-name="ce3">
            <text:p>03/10/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Giulia</text:p>
          </table:table-cell>
          <table:table-cell office:value-type="string" table:style-name="ce1">
            <text:p>Rossi</text:p>
          </table:table-cell>
          <table:table-cell office:value-type="string" table:style-name="ce1">
            <text:p>Italia</text:p>
          </table:table-cell>
          <table:table-cell office:value-type="date" office:date-value="1986-11-14T00:00:00" table:style-name="ce3">
            <text:p>11/14/86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Doe</text:p>
          </table:table-cell>
          <table:table-cell office:value-type="string" table:style-name="ce1">
            <text:p>Stati Uniti</text:p>
          </table:table-cell>
          <table:table-cell office:value-type="date" office:date-value="1960-05-25T00:00:00" table:style-name="ce3">
            <text:p>05/25/60</text:p>
          </table:table-cell>
          <table:table-cell office:value-type="string" table:style-name="ce1">
            <text:p>morto</text:p>
          </table:table-cell>
          <table:table-cell office:value-type="date" office:date-value="2009-12-18T00:00:00" table:style-name="ce3">
            <text:p>12/18/0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Martínez</text:p>
          </table:table-cell>
          <table:table-cell office:value-type="string" table:style-name="ce1">
            <text:p>Spagna</text:p>
          </table:table-cell>
          <table:table-cell office:value-type="date" office:date-value="1994-02-03T00:00:00" table:style-name="ce3">
            <text:p>02/03/94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Regno Unito</text:p>
          </table:table-cell>
          <table:table-cell office:value-type="date" office:date-value="1980-08-12T00:00:00" table:style-name="ce3">
            <text:p>08/12/80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Emma</text:p>
          </table:table-cell>
          <table:table-cell office:value-type="string" table:style-name="ce1">
            <text:p>Johnson</text:p>
          </table:table-cell>
          <table:table-cell office:value-type="string" table:style-name="ce1">
            <text:p>Australia</text:p>
          </table:table-cell>
          <table:table-cell office:value-type="date" office:date-value="1992-03-06T00:00:00" table:style-name="ce3">
            <text:p>03/06/92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García</text:p>
          </table:table-cell>
          <table:table-cell office:value-type="string" table:style-name="ce1">
            <text:p>Messico</text:p>
          </table:table-cell>
          <table:table-cell office:value-type="date" office:date-value="1965-07-29T00:00:00" table:style-name="ce3">
            <text:p>07/29/65</text:p>
          </table:table-cell>
          <table:table-cell office:value-type="string" table:style-name="ce1">
            <text:p>morto</text:p>
          </table:table-cell>
          <table:table-cell office:value-type="date" office:date-value="2021-11-05T00:00:00" table:style-name="ce3">
            <text:p>11/05/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Canada</text:p>
          </table:table-cell>
          <table:table-cell office:value-type="date" office:date-value="1990-04-14T00:00:00" table:style-name="ce3">
            <text:p>04/14/90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Taylor</text:p>
          </table:table-cell>
          <table:table-cell office:value-type="string" table:style-name="ce1">
            <text:p>Stati Uniti</text:p>
          </table:table-cell>
          <table:table-cell office:value-type="date" office:date-value="1982-01-18T00:00:00" table:style-name="ce3">
            <text:p>01/18/82</text:p>
          </table:table-cell>
          <table:table-cell office:value-type="string" table:style-name="ce1">
            <text:p>morto</text:p>
          </table:table-cell>
          <table:table-cell office:value-type="date" office:date-value="2016-08-22T00:00:00" table:style-name="ce3">
            <text:p>08/22/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Sophie</text:p>
          </table:table-cell>
          <table:table-cell office:value-type="string" table:style-name="ce1">
            <text:p>Davies</text:p>
          </table:table-cell>
          <table:table-cell office:value-type="string" table:style-name="ce1">
            <text:p>Regno Unito</text:p>
          </table:table-cell>
          <table:table-cell office:value-type="date" office:date-value="1978-11-29T00:00:00" table:style-name="ce3">
            <text:p>11/29/78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Nina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Cina</text:p>
          </table:table-cell>
          <table:table-cell office:value-type="date" office:date-value="1998-02-01T00:00:00" table:style-name="ce3">
            <text:p>02/01/98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Yusuf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India</text:p>
          </table:table-cell>
          <table:table-cell office:value-type="date" office:date-value="1945-10-17T00:00:00" table:style-name="ce3">
            <text:p>10/17/45</text:p>
          </table:table-cell>
          <table:table-cell office:value-type="string" table:style-name="ce1">
            <text:p>morto</text:p>
          </table:table-cell>
          <table:table-cell office:value-type="date" office:date-value="2012-05-06T00:00:00" table:style-name="ce3">
            <text:p>05/06/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Olivia</text:p>
          </table:table-cell>
          <table:table-cell office:value-type="string" table:style-name="ce1">
            <text:p>Wilson</text:p>
          </table:table-cell>
          <table:table-cell office:value-type="string" table:style-name="ce1">
            <text:p>Canada</text:p>
          </table:table-cell>
          <table:table-cell office:value-type="date" office:date-value="1989-12-04T00:00:00" table:style-name="ce3">
            <text:p>12/04/89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Hiroshi</text:p>
          </table:table-cell>
          <table:table-cell office:value-type="string" table:style-name="ce1">
            <text:p>Tanaka</text:p>
          </table:table-cell>
          <table:table-cell office:value-type="string" table:style-name="ce1">
            <text:p>Giappone</text:p>
          </table:table-cell>
          <table:table-cell office:value-type="date" office:date-value="1963-09-21T00:00:00" table:style-name="ce3">
            <text:p>09/21/63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Isabella</text:p>
          </table:table-cell>
          <table:table-cell office:value-type="string" table:style-name="ce1">
            <text:p>Martins</text:p>
          </table:table-cell>
          <table:table-cell office:value-type="string" table:style-name="ce1">
            <text:p>Brasile</text:p>
          </table:table-cell>
          <table:table-cell office:value-type="date" office:date-value="1974-04-30T00:00:00" table:style-name="ce3">
            <text:p>04/30/74</text:p>
          </table:table-cell>
          <table:table-cell office:value-type="string" table:style-name="ce1">
            <text:p>morto</text:p>
          </table:table-cell>
          <table:table-cell office:value-type="date" office:date-value="2018-10-11T00:00:00" table:style-name="ce3">
            <text:p>10/11/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Brown</text:p>
          </table:table-cell>
          <table:table-cell office:value-type="string" table:style-name="ce1">
            <text:p>Stati Uniti</text:p>
          </table:table-cell>
          <table:table-cell office:value-type="date" office:date-value="1973-06-18T00:00:00" table:style-name="ce3">
            <text:p>06/18/73</text:p>
          </table:table-cell>
          <table:table-cell office:value-type="string" table:style-name="ce1">
            <text:p>morto</text:p>
          </table:table-cell>
          <table:table-cell office:value-type="date" office:date-value="2010-03-27T00:00:00" table:style-name="ce3">
            <text:p>03/27/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Alexander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Canada</text:p>
          </table:table-cell>
          <table:table-cell office:value-type="date" office:date-value="1995-01-23T00:00:00" table:style-name="ce3">
            <text:p>01/23/95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Marta</text:p>
          </table:table-cell>
          <table:table-cell office:value-type="string" table:style-name="ce1">
            <text:p>Kowalski</text:p>
          </table:table-cell>
          <table:table-cell office:value-type="string" table:style-name="ce1">
            <text:p>Polonia</text:p>
          </table:table-cell>
          <table:table-cell office:value-type="date" office:date-value="1981-12-14T00:00:00" table:style-name="ce3">
            <text:p>12/14/81</text:p>
          </table:table-cell>
          <table:table-cell office:value-type="string" table:style-name="ce1">
            <text:p>morto</text:p>
          </table:table-cell>
          <table:table-cell office:value-type="date" office:date-value="2020-02-17T00:00:00" table:style-name="ce3">
            <text:p>02/17/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Anderson</text:p>
          </table:table-cell>
          <table:table-cell office:value-type="string" table:style-name="ce1">
            <text:p>Australia</text:p>
          </table:table-cell>
          <table:table-cell office:value-type="date" office:date-value="1983-11-04T00:00:00" table:style-name="ce3">
            <text:p>11/04/83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Ewa</text:p>
          </table:table-cell>
          <table:table-cell office:value-type="string" table:style-name="ce1">
            <text:p>Zielińska</text:p>
          </table:table-cell>
          <table:table-cell office:value-type="string" table:style-name="ce1">
            <text:p>Polonia</text:p>
          </table:table-cell>
          <table:table-cell office:value-type="date" office:date-value="1987-09-09T00:00:00" table:style-name="ce3">
            <text:p>09/09/87</text:p>
          </table:table-cell>
          <table:table-cell office:value-type="string" table:style-name="ce1">
            <text:p>morto</text:p>
          </table:table-cell>
          <table:table-cell office:value-type="date" office:date-value="2022-05-12T00:00:00" table:style-name="ce3">
            <text:p>05/12/2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Bianchi</text:p>
          </table:table-cell>
          <table:table-cell office:value-type="string" table:style-name="ce1">
            <text:p>Italia</text:p>
          </table:table-cell>
          <table:table-cell office:value-type="date" office:date-value="1970-07-19T00:00:00" table:style-name="ce3">
            <text:p>07/19/70</text:p>
          </table:table-cell>
          <table:table-cell office:value-type="string" table:style-name="ce1">
            <text:p>morto</text:p>
          </table:table-cell>
          <table:table-cell office:value-type="date" office:date-value="2014-02-22T00:00:00" table:style-name="ce3">
            <text:p>02/22/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Alice</text:p>
          </table:table-cell>
          <table:table-cell office:value-type="string" table:style-name="ce1">
            <text:p>Taylor</text:p>
          </table:table-cell>
          <table:table-cell office:value-type="string" table:style-name="ce1">
            <text:p>Stati Uniti</text:p>
          </table:table-cell>
          <table:table-cell office:value-type="date" office:date-value="1990-10-25T00:00:00" table:style-name="ce3">
            <text:p>10/25/90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Miguel</text:p>
          </table:table-cell>
          <table:table-cell office:value-type="string" table:style-name="ce1">
            <text:p>Sánchez</text:p>
          </table:table-cell>
          <table:table-cell office:value-type="string" table:style-name="ce1">
            <text:p>Spagna</text:p>
          </table:table-cell>
          <table:table-cell office:value-type="date" office:date-value="1967-01-10T00:00:00" table:style-name="ce3">
            <text:p>01/10/67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Sophia</text:p>
          </table:table-cell>
          <table:table-cell office:value-type="string" table:style-name="ce1">
            <text:p>Harris</text:p>
          </table:table-cell>
          <table:table-cell office:value-type="string" table:style-name="ce1">
            <text:p>Canada</text:p>
          </table:table-cell>
          <table:table-cell office:value-type="date" office:date-value="1993-04-20T00:00:00" table:style-name="ce3">
            <text:p>04/20/93</text:p>
          </table:table-cell>
          <table:table-cell office:value-type="string" table:style-name="ce1">
            <text:p>morto</text:p>
          </table:table-cell>
          <table:table-cell office:value-type="date" office:date-value="2020-11-08T00:00:00" table:style-name="ce3">
            <text:p>11/08/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Ethan</text:p>
          </table:table-cell>
          <table:table-cell office:value-type="string" table:style-name="ce1">
            <text:p>Davis</text:p>
          </table:table-cell>
          <table:table-cell office:value-type="string" table:style-name="ce1">
            <text:p>Stati Uniti</text:p>
          </table:table-cell>
          <table:table-cell office:value-type="date" office:date-value="1988-06-15T00:00:00" table:style-name="ce3">
            <text:p>06/15/88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Nadia</text:p>
          </table:table-cell>
          <table:table-cell office:value-type="string" table:style-name="ce1">
            <text:p>Nguyen</text:p>
          </table:table-cell>
          <table:table-cell office:value-type="string" table:style-name="ce1">
            <text:p>Vietnam</text:p>
          </table:table-cell>
          <table:table-cell office:value-type="date" office:date-value="1985-03-12T00:00:00" table:style-name="ce3">
            <text:p>03/12/85</text:p>
          </table:table-cell>
          <table:table-cell office:value-type="string" table:style-name="ce1">
            <text:p>morto</text:p>
          </table:table-cell>
          <table:table-cell office:value-type="date" office:date-value="2019-07-09T00:00:00" table:style-name="ce3">
            <text:p>07/09/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Liam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Messico</text:p>
          </table:table-cell>
          <table:table-cell office:value-type="date" office:date-value="1982-11-23T00:00:00" table:style-name="ce3">
            <text:p>11/23/82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Catherine</text:p>
          </table:table-cell>
          <table:table-cell office:value-type="string" table:style-name="ce1">
            <text:p>Wilson</text:p>
          </table:table-cell>
          <table:table-cell office:value-type="string" table:style-name="ce1">
            <text:p>Australia</text:p>
          </table:table-cell>
          <table:table-cell office:value-type="date" office:date-value="1995-02-01T00:00:00" table:style-name="ce3">
            <text:p>02/01/95</text:p>
          </table:table-cell>
          <table:table-cell office:value-type="string" table:style-name="ce1">
            <text:p>morto</text:p>
          </table:table-cell>
          <table:table-cell office:value-type="date" office:date-value="2022-05-20T00:00:00" table:style-name="ce3">
            <text:p>05/20/2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Noah</text:p>
          </table:table-cell>
          <table:table-cell office:value-type="string" table:style-name="ce1">
            <text:p>Moore</text:p>
          </table:table-cell>
          <table:table-cell office:value-type="string" table:style-name="ce1">
            <text:p>Regno Unito</text:p>
          </table:table-cell>
          <table:table-cell office:value-type="date" office:date-value="1989-09-07T00:00:00" table:style-name="ce3">
            <text:p>09/07/89</text:p>
          </table:table-cell>
          <table:table-cell office:value-type="string" table:style-name="ce1">
            <text:p>morto</text:p>
          </table:table-cell>
          <table:table-cell office:value-type="date" office:date-value="2017-03-11T00:00:00" table:style-name="ce3">
            <text:p>03/11/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Charlotte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Francia</text:p>
          </table:table-cell>
          <table:table-cell office:value-type="date" office:date-value="1977-08-09T00:00:00" table:style-name="ce3">
            <text:p>08/09/77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Lucas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Spagna</text:p>
          </table:table-cell>
          <table:table-cell office:value-type="date" office:date-value="1983-01-30T00:00:00" table:style-name="ce3">
            <text:p>01/30/83</text:p>
          </table:table-cell>
          <table:table-cell office:value-type="string" table:style-name="ce1">
            <text:p>morto</text:p>
          </table:table-cell>
          <table:table-cell office:value-type="date" office:date-value="2016-06-15T00:00:00" table:style-name="ce3">
            <text:p>06/15/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Eva</text:p>
          </table:table-cell>
          <table:table-cell office:value-type="string" table:style-name="ce1">
            <text:p>Thompson</text:p>
          </table:table-cell>
          <table:table-cell office:value-type="string" table:style-name="ce1">
            <text:p>Stati Uniti</text:p>
          </table:table-cell>
          <table:table-cell office:value-type="date" office:date-value="1997-11-12T00:00:00" table:style-name="ce3">
            <text:p>11/12/97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Messico</text:p>
          </table:table-cell>
          <table:table-cell office:value-type="date" office:date-value="1962-06-26T00:00:00" table:style-name="ce3">
            <text:p>06/26/62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Amira</text:p>
          </table:table-cell>
          <table:table-cell office:value-type="string" table:style-name="ce1">
            <text:p>Sayed</text:p>
          </table:table-cell>
          <table:table-cell office:value-type="string" table:style-name="ce1">
            <text:p>Egitto</text:p>
          </table:table-cell>
          <table:table-cell office:value-type="date" office:date-value="1990-05-18T00:00:00" table:style-name="ce3">
            <text:p>05/18/90</text:p>
          </table:table-cell>
          <table:table-cell office:value-type="string" table:style-name="ce1">
            <text:p>morto</text:p>
          </table:table-cell>
          <table:table-cell office:value-type="date" office:date-value="2021-01-22T00:00:00" table:style-name="ce3">
            <text:p>01/22/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Canada</text:p>
          </table:table-cell>
          <table:table-cell office:value-type="date" office:date-value="1992-03-03T00:00:00" table:style-name="ce3">
            <text:p>03/03/92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Regno Unito</text:p>
          </table:table-cell>
          <table:table-cell office:value-type="date" office:date-value="1980-09-28T00:00:00" table:style-name="ce3">
            <text:p>09/28/80</text:p>
          </table:table-cell>
          <table:table-cell office:value-type="string" table:style-name="ce1">
            <text:p>morto</text:p>
          </table:table-cell>
          <table:table-cell office:value-type="date" office:date-value="2015-04-18T00:00:00" table:style-name="ce3">
            <text:p>04/18/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Baker</text:p>
          </table:table-cell>
          <table:table-cell office:value-type="string" table:style-name="ce1">
            <text:p>Australia</text:p>
          </table:table-cell>
          <table:table-cell office:value-type="date" office:date-value="1974-12-02T00:00:00" table:style-name="ce3">
            <text:p>12/02/74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Linda</text:p>
          </table:table-cell>
          <table:table-cell office:value-type="string" table:style-name="ce1">
            <text:p>Walker</text:p>
          </table:table-cell>
          <table:table-cell office:value-type="string" table:style-name="ce1">
            <text:p>Stati Uniti</text:p>
          </table:table-cell>
          <table:table-cell office:value-type="date" office:date-value="1985-08-21T00:00:00" table:style-name="ce3">
            <text:p>08/21/85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Spagna</text:p>
          </table:table-cell>
          <table:table-cell office:value-type="date" office:date-value="1981-06-04T00:00:00" table:style-name="ce3">
            <text:p>06/04/81</text:p>
          </table:table-cell>
          <table:table-cell office:value-type="string" table:style-name="ce1">
            <text:p>morto</text:p>
          </table:table-cell>
          <table:table-cell office:value-type="date" office:date-value="2019-09-30T00:00:00" table:style-name="ce3">
            <text:p>09/30/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Clara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Canada</text:p>
          </table:table-cell>
          <table:table-cell office:value-type="date" office:date-value="1993-11-13T00:00:00" table:style-name="ce3">
            <text:p>11/13/93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Amos</text:p>
          </table:table-cell>
          <table:table-cell office:value-type="string" table:style-name="ce1">
            <text:p>Brown</text:p>
          </table:table-cell>
          <table:table-cell office:value-type="string" table:style-name="ce1">
            <text:p>Stati Uniti</text:p>
          </table:table-cell>
          <table:table-cell office:value-type="date" office:date-value="1970-02-25T00:00:00" table:style-name="ce3">
            <text:p>02/25/70</text:p>
          </table:table-cell>
          <table:table-cell office:value-type="string" table:style-name="ce1">
            <text:p>morto</text:p>
          </table:table-cell>
          <table:table-cell office:value-type="date" office:date-value="2015-08-04T00:00:00" table:style-name="ce3">
            <text:p>08/04/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Olga</text:p>
          </table:table-cell>
          <table:table-cell office:value-type="string" table:style-name="ce1">
            <text:p>Müller</text:p>
          </table:table-cell>
          <table:table-cell office:value-type="string" table:style-name="ce1">
            <text:p>Germania</text:p>
          </table:table-cell>
          <table:table-cell office:value-type="date" office:date-value="1980-12-10T00:00:00" table:style-name="ce3">
            <text:p>12/10/80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Davis</text:p>
          </table:table-cell>
          <table:table-cell office:value-type="string" table:style-name="ce1">
            <text:p>Australia</text:p>
          </table:table-cell>
          <table:table-cell office:value-type="date" office:date-value="1994-04-19T00:00:00" table:style-name="ce3">
            <text:p>04/19/94</text:p>
          </table:table-cell>
          <table:table-cell office:value-type="string" table:style-name="ce1">
            <text:p>morto</text:p>
          </table:table-cell>
          <table:table-cell office:value-type="date" office:date-value="2020-10-12T00:00:00" table:style-name="ce3">
            <text:p>10/12/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Jessica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Spagna</text:p>
          </table:table-cell>
          <table:table-cell office:value-type="date" office:date-value="1990-07-03T00:00:00" table:style-name="ce3">
            <text:p>07/03/90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Robert</text:p>
          </table:table-cell>
          <table:table-cell office:value-type="string" table:style-name="ce1">
            <text:p>Harris</text:p>
          </table:table-cell>
          <table:table-cell office:value-type="string" table:style-name="ce1">
            <text:p>Regno Unito</text:p>
          </table:table-cell>
          <table:table-cell office:value-type="date" office:date-value="1985-02-22T00:00:00" table:style-name="ce3">
            <text:p>02/22/85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Emily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Stati Uniti</text:p>
          </table:table-cell>
          <table:table-cell office:value-type="date" office:date-value="1982-01-11T00:00:00" table:style-name="ce3">
            <text:p>01/11/82</text:p>
          </table:table-cell>
          <table:table-cell office:value-type="string" table:style-name="ce1">
            <text:p>morto</text:p>
          </table:table-cell>
          <table:table-cell office:value-type="date" office:date-value="2017-11-05T00:00:00" table:style-name="ce3">
            <text:p>11/05/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Leo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Messico</text:p>
          </table:table-cell>
          <table:table-cell office:value-type="date" office:date-value="1978-08-16T00:00:00" table:style-name="ce3">
            <text:p>08/16/78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Claire</text:p>
          </table:table-cell>
          <table:table-cell office:value-type="string" table:style-name="ce1">
            <text:p>Wilson</text:p>
          </table:table-cell>
          <table:table-cell office:value-type="string" table:style-name="ce1">
            <text:p>Francia</text:p>
          </table:table-cell>
          <table:table-cell office:value-type="date" office:date-value="1992-04-29T00:00:00" table:style-name="ce3">
            <text:p>04/29/92</text:p>
          </table:table-cell>
          <table:table-cell office:value-type="string" table:style-name="ce1">
            <text:p>morto</text:p>
          </table:table-cell>
          <table:table-cell office:value-type="date" office:date-value="2021-02-17T00:00:00" table:style-name="ce3">
            <text:p>02/17/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Gabriel</text:p>
          </table:table-cell>
          <table:table-cell office:value-type="string" table:style-name="ce1">
            <text:p>Sanchez</text:p>
          </table:table-cell>
          <table:table-cell office:value-type="string" table:style-name="ce1">
            <text:p>Colombia</text:p>
          </table:table-cell>
          <table:table-cell office:value-type="date" office:date-value="1971-10-30T00:00:00" table:style-name="ce3">
            <text:p>10/30/71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Barbara</text:p>
          </table:table-cell>
          <table:table-cell office:value-type="string" table:style-name="ce1">
            <text:p>Taylor</text:p>
          </table:table-cell>
          <table:table-cell office:value-type="string" table:style-name="ce1">
            <text:p>Australia</text:p>
          </table:table-cell>
          <table:table-cell office:value-type="date" office:date-value="1989-01-03T00:00:00" table:style-name="ce3">
            <text:p>01/03/89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Rachel</text:p>
          </table:table-cell>
          <table:table-cell office:value-type="string" table:style-name="ce1">
            <text:p>Anderson</text:p>
          </table:table-cell>
          <table:table-cell office:value-type="string" table:style-name="ce1">
            <text:p>Canada</text:p>
          </table:table-cell>
          <table:table-cell office:value-type="date" office:date-value="1993-11-12T00:00:00" table:style-name="ce3">
            <text:p>11/12/93</text:p>
          </table:table-cell>
          <table:table-cell office:value-type="string" table:style-name="ce1">
            <text:p>morto</text:p>
          </table:table-cell>
          <table:table-cell office:value-type="date" office:date-value="2021-06-30T00:00:00" table:style-name="ce3">
            <text:p>06/30/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Hugo</text:p>
          </table:table-cell>
          <table:table-cell office:value-type="string" table:style-name="ce1">
            <text:p>Morales</text:p>
          </table:table-cell>
          <table:table-cell office:value-type="string" table:style-name="ce1">
            <text:p>Messico</text:p>
          </table:table-cell>
          <table:table-cell office:value-type="date" office:date-value="1980-09-13T00:00:00" table:style-name="ce3">
            <text:p>09/13/80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Lucas</text:p>
          </table:table-cell>
          <table:table-cell office:value-type="string" table:style-name="ce1">
            <text:p>Harris</text:p>
          </table:table-cell>
          <table:table-cell office:value-type="string" table:style-name="ce1">
            <text:p>Stati Uniti</text:p>
          </table:table-cell>
          <table:table-cell office:value-type="date" office:date-value="1997-06-22T00:00:00" table:style-name="ce3">
            <text:p>06/22/97</text:p>
          </table:table-cell>
          <table:table-cell office:value-type="string" table:style-name="ce1">
            <text:p>morto</text:p>
          </table:table-cell>
          <table:table-cell office:value-type="date" office:date-value="2022-05-09T00:00:00" table:style-name="ce3">
            <text:p>05/09/2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Adriana</text:p>
          </table:table-cell>
          <table:table-cell office:value-type="string" table:style-name="ce1">
            <text:p>Bianchi</text:p>
          </table:table-cell>
          <table:table-cell office:value-type="string" table:style-name="ce1">
            <text:p>Italia</text:p>
          </table:table-cell>
          <table:table-cell office:value-type="date" office:date-value="1986-07-05T00:00:00" table:style-name="ce3">
            <text:p>07/05/86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Mitchell</text:p>
          </table:table-cell>
          <table:table-cell office:value-type="string" table:style-name="ce1">
            <text:p>Regno Unito</text:p>
          </table:table-cell>
          <table:table-cell office:value-type="date" office:date-value="1979-10-20T00:00:00" table:style-name="ce3">
            <text:p>10/20/79</text:p>
          </table:table-cell>
          <table:table-cell office:value-type="string" table:style-name="ce1">
            <text:p>morto</text:p>
          </table:table-cell>
          <table:table-cell office:value-type="date" office:date-value="2016-12-28T00:00:00" table:style-name="ce3">
            <text:p>12/28/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Oliver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Spagna</text:p>
          </table:table-cell>
          <table:table-cell office:value-type="date" office:date-value="1990-11-11T00:00:00" table:style-name="ce3">
            <text:p>11/11/90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Alicia</text:p>
          </table:table-cell>
          <table:table-cell office:value-type="string" table:style-name="ce1">
            <text:p>Roberts</text:p>
          </table:table-cell>
          <table:table-cell office:value-type="string" table:style-name="ce1">
            <text:p>Canada</text:p>
          </table:table-cell>
          <table:table-cell office:value-type="date" office:date-value="1983-04-06T00:00:00" table:style-name="ce3">
            <text:p>04/06/83</text:p>
          </table:table-cell>
          <table:table-cell office:value-type="string" table:style-name="ce1">
            <text:p>morto</text:p>
          </table:table-cell>
          <table:table-cell office:value-type="date" office:date-value="2019-03-10T00:00:00" table:style-name="ce3">
            <text:p>03/10/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Luis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Argentina</text:p>
          </table:table-cell>
          <table:table-cell office:value-type="date" office:date-value="1975-12-18T00:00:00" table:style-name="ce3">
            <text:p>12/18/75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Daniela</text:p>
          </table:table-cell>
          <table:table-cell office:value-type="string" table:style-name="ce1">
            <text:p>Evans</text:p>
          </table:table-cell>
          <table:table-cell office:value-type="string" table:style-name="ce1">
            <text:p>Australia</text:p>
          </table:table-cell>
          <table:table-cell office:value-type="date" office:date-value="1995-01-21T00:00:00" table:style-name="ce3">
            <text:p>01/21/95</text:p>
          </table:table-cell>
          <table:table-cell office:value-type="string" table:style-name="ce1">
            <text:p>morto</text:p>
          </table:table-cell>
          <table:table-cell office:value-type="date" office:date-value="2019-07-30T00:00:00" table:style-name="ce3">
            <text:p>07/30/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Lorenzo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Italia</text:p>
          </table:table-cell>
          <table:table-cell office:value-type="date" office:date-value="1980-05-24T00:00:00" table:style-name="ce3">
            <text:p>05/24/80</text:p>
          </table:table-cell>
          <table:table-cell office:value-type="string" table:style-name="ce1">
            <text:p>morto</text:p>
          </table:table-cell>
          <table:table-cell office:value-type="date" office:date-value="2016-10-14T00:00:00" table:style-name="ce3">
            <text:p>10/14/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Sophia</text:p>
          </table:table-cell>
          <table:table-cell office:value-type="string" table:style-name="ce1">
            <text:p>Clark</text:p>
          </table:table-cell>
          <table:table-cell office:value-type="string" table:style-name="ce1">
            <text:p>Stati Uniti</text:p>
          </table:table-cell>
          <table:table-cell office:value-type="date" office:date-value="1991-10-02T00:00:00" table:style-name="ce3">
            <text:p>10/02/91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Carmen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Spagna</text:p>
          </table:table-cell>
          <table:table-cell office:value-type="date" office:date-value="1985-03-11T00:00:00" table:style-name="ce3">
            <text:p>03/11/85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Young</text:p>
          </table:table-cell>
          <table:table-cell office:value-type="string" table:style-name="ce1">
            <text:p>Regno Unito</text:p>
          </table:table-cell>
          <table:table-cell office:value-type="date" office:date-value="1974-08-23T00:00:00" table:style-name="ce3">
            <text:p>08/23/74</text:p>
          </table:table-cell>
          <table:table-cell office:value-type="string" table:style-name="ce1">
            <text:p>morto</text:p>
          </table:table-cell>
          <table:table-cell office:value-type="date" office:date-value="2020-11-09T00:00:00" table:style-name="ce3">
            <text:p>11/09/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Leonardo</text:p>
          </table:table-cell>
          <table:table-cell office:value-type="string" table:style-name="ce1">
            <text:p>Martínez</text:p>
          </table:table-cell>
          <table:table-cell office:value-type="string" table:style-name="ce1">
            <text:p>Argentina</text:p>
          </table:table-cell>
          <table:table-cell office:value-type="date" office:date-value="1980-06-14T00:00:00" table:style-name="ce3">
            <text:p>06/14/80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Oscar</text:p>
          </table:table-cell>
          <table:table-cell office:value-type="string" table:style-name="ce1">
            <text:p>Pérez</text:p>
          </table:table-cell>
          <table:table-cell office:value-type="string" table:style-name="ce1">
            <text:p>Cile</text:p>
          </table:table-cell>
          <table:table-cell office:value-type="date" office:date-value="1982-11-28T00:00:00" table:style-name="ce3">
            <text:p>11/28/82</text:p>
          </table:table-cell>
          <table:table-cell office:value-type="string" table:style-name="ce1">
            <text:p>morto</text:p>
          </table:table-cell>
          <table:table-cell office:value-type="date" office:date-value="2018-05-11T00:00:00" table:style-name="ce3">
            <text:p>05/11/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Carla</text:p>
          </table:table-cell>
          <table:table-cell office:value-type="string" table:style-name="ce1">
            <text:p>Rodríguez</text:p>
          </table:table-cell>
          <table:table-cell office:value-type="string" table:style-name="ce1">
            <text:p>Spagna</text:p>
          </table:table-cell>
          <table:table-cell office:value-type="date" office:date-value="1977-01-03T00:00:00" table:style-name="ce3">
            <text:p>01/03/77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Victoria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Australia</text:p>
          </table:table-cell>
          <table:table-cell office:value-type="date" office:date-value="1986-09-14T00:00:00" table:style-name="ce3">
            <text:p>09/14/86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Marcelo</text:p>
          </table:table-cell>
          <table:table-cell office:value-type="string" table:style-name="ce1">
            <text:p>González</text:p>
          </table:table-cell>
          <table:table-cell office:value-type="string" table:style-name="ce1">
            <text:p>Colombia</text:p>
          </table:table-cell>
          <table:table-cell office:value-type="date" office:date-value="1991-04-27T00:00:00" table:style-name="ce3">
            <text:p>04/27/91</text:p>
          </table:table-cell>
          <table:table-cell office:value-type="string" table:style-name="ce1">
            <text:p>morto</text:p>
          </table:table-cell>
          <table:table-cell office:value-type="date" office:date-value="2015-01-22T00:00:00" table:style-name="ce3">
            <text:p>01/22/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Amelia</text:p>
          </table:table-cell>
          <table:table-cell office:value-type="string" table:style-name="ce1">
            <text:p>Kim</text:p>
          </table:table-cell>
          <table:table-cell office:value-type="string" table:style-name="ce1">
            <text:p>Corea del Sud</text:p>
          </table:table-cell>
          <table:table-cell office:value-type="date" office:date-value="1993-05-16T00:00:00" table:style-name="ce3">
            <text:p>05/16/93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Eva</text:p>
          </table:table-cell>
          <table:table-cell office:value-type="string" table:style-name="ce1">
            <text:p>Brown</text:p>
          </table:table-cell>
          <table:table-cell office:value-type="string" table:style-name="ce1">
            <text:p>Stati Uniti</text:p>
          </table:table-cell>
          <table:table-cell office:value-type="date" office:date-value="1984-02-12T00:00:00" table:style-name="ce3">
            <text:p>02/12/84</text:p>
          </table:table-cell>
          <table:table-cell office:value-type="string" table:style-name="ce1">
            <text:p>morto</text:p>
          </table:table-cell>
          <table:table-cell office:value-type="date" office:date-value="2021-10-03T00:00:00" table:style-name="ce3">
            <text:p>10/03/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Christopher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Canada</text:p>
          </table:table-cell>
          <table:table-cell office:value-type="date" office:date-value="1978-10-08T00:00:00" table:style-name="ce3">
            <text:p>10/08/78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Emilia</text:p>
          </table:table-cell>
          <table:table-cell office:value-type="string" table:style-name="ce1">
            <text:p>González</text:p>
          </table:table-cell>
          <table:table-cell office:value-type="string" table:style-name="ce1">
            <text:p>Messico</text:p>
          </table:table-cell>
          <table:table-cell office:value-type="date" office:date-value="1991-08-22T00:00:00" table:style-name="ce3">
            <text:p>08/22/91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Joshua</text:p>
          </table:table-cell>
          <table:table-cell office:value-type="string" table:style-name="ce1">
            <text:p>Evans</text:p>
          </table:table-cell>
          <table:table-cell office:value-type="string" table:style-name="ce1">
            <text:p>Stati Uniti</text:p>
          </table:table-cell>
          <table:table-cell office:value-type="date" office:date-value="1989-05-18T00:00:00" table:style-name="ce3">
            <text:p>05/18/89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Isabella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Spagna</text:p>
          </table:table-cell>
          <table:table-cell office:value-type="date" office:date-value="1980-07-26T00:00:00" table:style-name="ce3">
            <text:p>07/26/80</text:p>
          </table:table-cell>
          <table:table-cell office:value-type="string" table:style-name="ce1">
            <text:p>morto</text:p>
          </table:table-cell>
          <table:table-cell office:value-type="date" office:date-value="2016-06-09T00:00:00" table:style-name="ce3">
            <text:p>06/09/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Brown</text:p>
          </table:table-cell>
          <table:table-cell office:value-type="string" table:style-name="ce1">
            <text:p>Regno Unito</text:p>
          </table:table-cell>
          <table:table-cell office:value-type="date" office:date-value="1992-04-16T00:00:00" table:style-name="ce3">
            <text:p>04/16/92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Charlotte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rancia</text:p>
          </table:table-cell>
          <table:table-cell office:value-type="date" office:date-value="1990-12-21T00:00:00" table:style-name="ce3">
            <text:p>12/21/90</text:p>
          </table:table-cell>
          <table:table-cell office:value-type="string" table:style-name="ce1">
            <text:p>morto</text:p>
          </table:table-cell>
          <table:table-cell office:value-type="date" office:date-value="2019-03-05T00:00:00" table:style-name="ce3">
            <text:p>03/05/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Gabrielle</text:p>
          </table:table-cell>
          <table:table-cell office:value-type="string" table:style-name="ce1">
            <text:p>Rodríguez</text:p>
          </table:table-cell>
          <table:table-cell office:value-type="string" table:style-name="ce1">
            <text:p>Messico</text:p>
          </table:table-cell>
          <table:table-cell office:value-type="date" office:date-value="1983-10-12T00:00:00" table:style-name="ce3">
            <text:p>10/12/83</text:p>
          </table:table-cell>
          <table:table-cell office:value-type="string" table:style-name="ce1">
            <text:p>morto</text:p>
          </table:table-cell>
          <table:table-cell office:value-type="date" office:date-value="2021-05-18T00:00:00" table:style-name="ce3">
            <text:p>05/18/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Aiden</text:p>
          </table:table-cell>
          <table:table-cell office:value-type="string" table:style-name="ce1">
            <text:p>Taylor</text:p>
          </table:table-cell>
          <table:table-cell office:value-type="string" table:style-name="ce1">
            <text:p>Canada</text:p>
          </table:table-cell>
          <table:table-cell office:value-type="date" office:date-value="1991-01-30T00:00:00" table:style-name="ce3">
            <text:p>01/30/91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Santiago</text:p>
          </table:table-cell>
          <table:table-cell office:value-type="string" table:style-name="ce1">
            <text:p>Morales</text:p>
          </table:table-cell>
          <table:table-cell office:value-type="string" table:style-name="ce1">
            <text:p>Cile</text:p>
          </table:table-cell>
          <table:table-cell office:value-type="date" office:date-value="1981-07-04T00:00:00" table:style-name="ce3">
            <text:p>07/04/81</text:p>
          </table:table-cell>
          <table:table-cell office:value-type="string" table:style-name="ce1">
            <text:p>morto</text:p>
          </table:table-cell>
          <table:table-cell office:value-type="date" office:date-value="2017-12-14T00:00:00" table:style-name="ce3">
            <text:p>12/14/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Maya</text:p>
          </table:table-cell>
          <table:table-cell office:value-type="string" table:style-name="ce1">
            <text:p>Johnson</text:p>
          </table:table-cell>
          <table:table-cell office:value-type="string" table:style-name="ce1">
            <text:p>Australia</text:p>
          </table:table-cell>
          <table:table-cell office:value-type="date" office:date-value="1984-03-13T00:00:00" table:style-name="ce3">
            <text:p>03/13/84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Luca</text:p>
          </table:table-cell>
          <table:table-cell office:value-type="string" table:style-name="ce1">
            <text:p>Verdi</text:p>
          </table:table-cell>
          <table:table-cell office:value-type="string" table:style-name="ce1">
            <text:p>Italia</text:p>
          </table:table-cell>
          <table:table-cell office:value-type="date" office:date-value="1973-05-05T00:00:00" table:style-name="ce3">
            <text:p>05/05/73</text:p>
          </table:table-cell>
          <table:table-cell office:value-type="string" table:style-name="ce1">
            <text:p>morto</text:p>
          </table:table-cell>
          <table:table-cell office:value-type="date" office:date-value="2020-11-10T00:00:00" table:style-name="ce3">
            <text:p>11/10/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Emily</text:p>
          </table:table-cell>
          <table:table-cell office:value-type="string" table:style-name="ce1">
            <text:p>Robinson</text:p>
          </table:table-cell>
          <table:table-cell office:value-type="string" table:style-name="ce1">
            <text:p>Stati Uniti</text:p>
          </table:table-cell>
          <table:table-cell office:value-type="date" office:date-value="1990-03-14T00:00:00" table:style-name="ce3">
            <text:p>03/14/90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Santos</text:p>
          </table:table-cell>
          <table:table-cell office:value-type="string" table:style-name="ce1">
            <text:p>Spagna</text:p>
          </table:table-cell>
          <table:table-cell office:value-type="date" office:date-value="1987-09-09T00:00:00" table:style-name="ce3">
            <text:p>09/09/87</text:p>
          </table:table-cell>
          <table:table-cell office:value-type="string" table:style-name="ce1">
            <text:p>morto</text:p>
          </table:table-cell>
          <table:table-cell office:value-type="date" office:date-value="2021-02-23T00:00:00" table:style-name="ce3">
            <text:p>02/23/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Sophie</text:p>
          </table:table-cell>
          <table:table-cell office:value-type="string" table:style-name="ce1">
            <text:p>Taylor</text:p>
          </table:table-cell>
          <table:table-cell office:value-type="string" table:style-name="ce1">
            <text:p>Australia</text:p>
          </table:table-cell>
          <table:table-cell office:value-type="date" office:date-value="1993-06-27T00:00:00" table:style-name="ce3">
            <text:p>06/27/93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Maxim</text:p>
          </table:table-cell>
          <table:table-cell office:value-type="string" table:style-name="ce1">
            <text:p>Ivanov</text:p>
          </table:table-cell>
          <table:table-cell office:value-type="string" table:style-name="ce1">
            <text:p>Russia</text:p>
          </table:table-cell>
          <table:table-cell office:value-type="date" office:date-value="1982-01-16T00:00:00" table:style-name="ce3">
            <text:p>01/16/82</text:p>
          </table:table-cell>
          <table:table-cell office:value-type="string" table:style-name="ce1">
            <text:p>morto</text:p>
          </table:table-cell>
          <table:table-cell office:value-type="date" office:date-value="2017-06-10T00:00:00" table:style-name="ce3">
            <text:p>06/10/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Lucas</text:p>
          </table:table-cell>
          <table:table-cell office:value-type="string" table:style-name="ce1">
            <text:p>González</text:p>
          </table:table-cell>
          <table:table-cell office:value-type="string" table:style-name="ce1">
            <text:p>Messico</text:p>
          </table:table-cell>
          <table:table-cell office:value-type="date" office:date-value="1979-04-10T00:00:00" table:style-name="ce3">
            <text:p>04/10/79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Nina</text:p>
          </table:table-cell>
          <table:table-cell office:value-type="string" table:style-name="ce1">
            <text:p>Hernandez</text:p>
          </table:table-cell>
          <table:table-cell office:value-type="string" table:style-name="ce1">
            <text:p>Colombia</text:p>
          </table:table-cell>
          <table:table-cell office:value-type="date" office:date-value="1994-11-12T00:00:00" table:style-name="ce3">
            <text:p>11/12/94</text:p>
          </table:table-cell>
          <table:table-cell office:value-type="string" table:style-name="ce1">
            <text:p>morto</text:p>
          </table:table-cell>
          <table:table-cell office:value-type="date" office:date-value="2021-01-15T00:00:00" table:style-name="ce3">
            <text:p>01/15/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Katherine</text:p>
          </table:table-cell>
          <table:table-cell office:value-type="string" table:style-name="ce1">
            <text:p>Johnson</text:p>
          </table:table-cell>
          <table:table-cell office:value-type="string" table:style-name="ce1">
            <text:p>Stati Uniti</text:p>
          </table:table-cell>
          <table:table-cell office:value-type="date" office:date-value="1981-02-05T00:00:00" table:style-name="ce3">
            <text:p>02/05/81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Oliver</text:p>
          </table:table-cell>
          <table:table-cell office:value-type="string" table:style-name="ce1">
            <text:p>Baker</text:p>
          </table:table-cell>
          <table:table-cell office:value-type="string" table:style-name="ce1">
            <text:p>Regno Unito</text:p>
          </table:table-cell>
          <table:table-cell office:value-type="date" office:date-value="1986-08-23T00:00:00" table:style-name="ce3">
            <text:p>08/23/86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Santiago</text:p>
          </table:table-cell>
          <table:table-cell office:value-type="string" table:style-name="ce1">
            <text:p>Rojas</text:p>
          </table:table-cell>
          <table:table-cell office:value-type="string" table:style-name="ce1">
            <text:p>Argentina</text:p>
          </table:table-cell>
          <table:table-cell office:value-type="date" office:date-value="1983-09-18T00:00:00" table:style-name="ce3">
            <text:p>09/18/83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Canada</text:p>
          </table:table-cell>
          <table:table-cell office:value-type="date" office:date-value="1976-07-11T00:00:00" table:style-name="ce3">
            <text:p>07/11/76</text:p>
          </table:table-cell>
          <table:table-cell office:value-type="string" table:style-name="ce1">
            <text:p>morto</text:p>
          </table:table-cell>
          <table:table-cell office:value-type="date" office:date-value="2019-11-01T00:00:00" table:style-name="ce3">
            <text:p>11/01/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Javier</text:p>
          </table:table-cell>
          <table:table-cell office:value-type="string" table:style-name="ce1">
            <text:p>Perez</text:p>
          </table:table-cell>
          <table:table-cell office:value-type="string" table:style-name="ce1">
            <text:p>Spagna</text:p>
          </table:table-cell>
          <table:table-cell office:value-type="date" office:date-value="1991-10-04T00:00:00" table:style-name="ce3">
            <text:p>10/04/91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Emma</text:p>
          </table:table-cell>
          <table:table-cell office:value-type="string" table:style-name="ce1">
            <text:p>Khan</text:p>
          </table:table-cell>
          <table:table-cell office:value-type="string" table:style-name="ce1">
            <text:p>Pakistan</text:p>
          </table:table-cell>
          <table:table-cell office:value-type="date" office:date-value="1984-05-19T00:00:00" table:style-name="ce3">
            <text:p>05/19/84</text:p>
          </table:table-cell>
          <table:table-cell office:value-type="string" table:style-name="ce1">
            <text:p>morto</text:p>
          </table:table-cell>
          <table:table-cell office:value-type="date" office:date-value="2020-04-06T00:00:00" table:style-name="ce3">
            <text:p>04/06/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Moore</text:p>
          </table:table-cell>
          <table:table-cell office:value-type="string" table:style-name="ce1">
            <text:p>Australia</text:p>
          </table:table-cell>
          <table:table-cell office:value-type="date" office:date-value="1990-08-30T00:00:00" table:style-name="ce3">
            <text:p>08/30/90</text:p>
          </table:table-cell>
          <table:table-cell office:value-type="string" table:style-name="ce1">
            <text:p>morto</text:p>
          </table:table-cell>
          <table:table-cell office:value-type="date" office:date-value="2021-03-12T00:00:00" table:style-name="ce3">
            <text:p>03/12/2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Alicia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Stati Uniti</text:p>
          </table:table-cell>
          <table:table-cell office:value-type="date" office:date-value="1995-07-03T00:00:00" table:style-name="ce3">
            <text:p>07/03/95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Giovanni</text:p>
          </table:table-cell>
          <table:table-cell office:value-type="string" table:style-name="ce1">
            <text:p>Costa</text:p>
          </table:table-cell>
          <table:table-cell office:value-type="string" table:style-name="ce1">
            <text:p>Italia</text:p>
          </table:table-cell>
          <table:table-cell office:value-type="date" office:date-value="1990-01-14T00:00:00" table:style-name="ce3">
            <text:p>01/14/90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Clara</text:p>
          </table:table-cell>
          <table:table-cell office:value-type="string" table:style-name="ce1">
            <text:p>Martinez</text:p>
          </table:table-cell>
          <table:table-cell office:value-type="string" table:style-name="ce1">
            <text:p>Spagna</text:p>
          </table:table-cell>
          <table:table-cell office:value-type="date" office:date-value="1977-03-27T00:00:00" table:style-name="ce3">
            <text:p>03/27/77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Lopez</text:p>
          </table:table-cell>
          <table:table-cell office:value-type="string" table:style-name="ce1">
            <text:p>Messico</text:p>
          </table:table-cell>
          <table:table-cell office:value-type="date" office:date-value="1988-06-20T00:00:00" table:style-name="ce3">
            <text:p>06/20/88</text:p>
          </table:table-cell>
          <table:table-cell office:value-type="string" table:style-name="ce1">
            <text:p>morto</text:p>
          </table:table-cell>
          <table:table-cell office:value-type="date" office:date-value="2018-01-11T00:00:00" table:style-name="ce3">
            <text:p>01/11/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Jessica</text:p>
          </table:table-cell>
          <table:table-cell office:value-type="string" table:style-name="ce1">
            <text:p>Williams</text:p>
          </table:table-cell>
          <table:table-cell office:value-type="string" table:style-name="ce1">
            <text:p>Regno Unito</text:p>
          </table:table-cell>
          <table:table-cell office:value-type="date" office:date-value="1992-11-13T00:00:00" table:style-name="ce3">
            <text:p>11/13/92</text:p>
          </table:table-cell>
          <table:table-cell office:value-type="string" table:style-name="ce1">
            <text:p>vivo</text:p>
          </table:table-cell>
          <table:table-cell office:value-type="string" table:style-name="ce1">
            <text:p>NULL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Samuel</text:p>
          </table:table-cell>
          <table:table-cell office:value-type="string" table:style-name="ce1">
            <text:p>Adams</text:p>
          </table:table-cell>
          <table:table-cell office:value-type="string" table:style-name="ce1">
            <text:p>Stati Uniti</text:p>
          </table:table-cell>
          <table:table-cell office:value-type="date" office:date-value="1981-04-15T00:00:00" table:style-name="ce3">
            <text:p>04/15/81</text:p>
          </table:table-cell>
          <table:table-cell office:value-type="string" table:style-name="ce1">
            <text:p>morto</text:p>
          </table:table-cell>
          <table:table-cell office:value-type="date" office:date-value="2015-09-17T00:00:00" table:style-name="ce3">
            <text:p>09/17/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number-rows-repeated="1048455" table:style-name="ro1">
          <table:table-cell table:number-columns-repeated="16384"/>
        </table:table-row>
      </table:table>
      <table:table table:name="opera" table:style-name="ta1">
        <table:table-column table:style-name="co1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1" table:number-columns-repeated="249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2">
            <text:p>codice</text:p>
          </table:table-cell>
          <table:table-cell office:value-type="string" table:style-name="ce2">
            <text:p>autore</text:p>
          </table:table-cell>
          <table:table-cell office:value-type="string" table:style-name="ce2">
            <text:p>titolo</text:p>
          </table:table-cell>
          <table:table-cell office:value-type="string" table:style-name="ce2">
            <text:p>annoAcquisto</text:p>
          </table:table-cell>
          <table:table-cell office:value-type="string" table:style-name="ce2">
            <text:p>annoRealizzazione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espostaInSala</text:p>
          </table:table-cell>
          <table:table-cell table:number-columns-repeated="249" table:style-name="ce2"/>
          <table:table-cell table:number-columns-repeated="1612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l viaggio dell'anim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 forza della natura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quadro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ugace bellezza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scultura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uce e ombr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3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Visioni perdute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Ritratto di una generazione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2009</text:p>
          </table:table-cell>
          <table:table-cell office:value-type="string" table:style-name="ce1">
            <text:p>scultura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ella quiet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l volto del futur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quadro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el cuore della terra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1990</text:p>
          </table:table-cell>
          <table:table-cell office:value-type="string" table:style-name="ce1">
            <text:p>scultura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omenti di luc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quadro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L'ultimo respir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0</text:p>
          </table:table-cell>
          <table:table-cell office:value-type="string" table:style-name="ce1">
            <text:p>scultura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istero e bellezza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quadro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La pace interiore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2010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Ritorno al passat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Il tempo che scorr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Le radici della ment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1999</text:p>
          </table:table-cell>
          <table:table-cell office:value-type="string" table:style-name="ce1">
            <text:p>quadro</text:p>
          </table:table-cell>
          <table:table-cell office:value-type="float" office:value="16" table:style-name="ce1">
            <text:p>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ogno senza fine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Il cammino della vit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1992</text:p>
          </table:table-cell>
          <table:table-cell office:value-type="string" table:style-name="ce1">
            <text:p>quadro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tto la superficie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scultura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La fuga della ment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quadro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fumature dell'infinit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icordi di un'era passat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cultura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iflessi di luc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ltre l'orizzonte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2003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a bellezza del caos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scultura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splorazione della forma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2009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Profondità silenzios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a mente in fiamm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Ritorno alle origini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1990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'essenza del moviment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quadro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Il respiro del ciel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ogno di una notte estiv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07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bisso e luc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a città eterna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Luce di lun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scultura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Il silenzio delle stell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0</text:p>
          </table:table-cell>
          <table:table-cell office:value-type="string" table:style-name="ce1">
            <text:p>quadro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L'onda del tempo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scultura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fumature di dolor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Riflessi dell'anim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cultura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Le mani del creatore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quadro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La via dell'equilibri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3</text:p>
          </table:table-cell>
          <table:table-cell office:value-type="string" table:style-name="ce1">
            <text:p>quadro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lle ali del vent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Fiamme nella notte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L'unione dei mondi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L'alba del futur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cultura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L'eco del passat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5</text:p>
          </table:table-cell>
          <table:table-cell office:value-type="string" table:style-name="ce1">
            <text:p>quadro</text:p>
          </table:table-cell>
          <table:table-cell office:value-type="float" office:value="16" table:style-name="ce1">
            <text:p>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Il giardino nascost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Onde di luce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quadro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Il cuore del desert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3</text:p>
          </table:table-cell>
          <table:table-cell office:value-type="string" table:style-name="ce1">
            <text:p>scultura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ieli senza confini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quadro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Danza delle ombr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scultura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Ritorno alla pac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quadro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Verso l'infinito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scultura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ogno ad occhi aperti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Vento di speranz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scultura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Il respiro dell'ocean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quadro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L'eterno ritorno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scultura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Le ombre della ment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L'essenza della vit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cultura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Il battito del cuor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quadro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L'ombra della solitudin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08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Danzando tra le stelle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La forza della terr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Risveglio dell'anim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Un cammino solitari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Nel cuore del caos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2006</text:p>
          </table:table-cell>
          <table:table-cell office:value-type="string" table:style-name="ce1">
            <text:p>scultura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Tra il cielo e la terr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Luce di luna sull'ocean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Nel profondo dell'univers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Fiamme di passione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Onde di cambiament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Il giardino incantat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Un altro mond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Riflessi nel buio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Passaggi segreti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quadro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Alla ricerca della verità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scultura</text:p>
          </table:table-cell>
          <table:table-cell office:value-type="float" office:value="16" table:style-name="ce1">
            <text:p>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Abbraccio del vent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L'infinito dentro di noi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Ritorno alle radici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L'ultimo respiro del giorn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1</text:p>
          </table:table-cell>
          <table:table-cell office:value-type="string" table:style-name="ce1">
            <text:p>scultura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Il colore della speranz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Il destino tra le mani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Nel cuore della tempest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Momenti di luc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Fiori nel desert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Tra il bianco e il ner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scultura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Le radici del cambiament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Riflessi d'infinit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Il peso dell'anim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quadro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La luce oltre il buio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Il volo della ment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Fuga nel sogn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L'orizzonte senza fin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Riflessi sulla superfici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00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Il ritorno alla natur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ilenzio tra le ombr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scultura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Passi nell'infinit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Nel cuore del mar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La via dei sogni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02</text:p>
          </table:table-cell>
          <table:table-cell office:value-type="string" table:style-name="ce1">
            <text:p>quadro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fumature di caos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Il battito della vit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quadro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Ricordi di un altro mond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La luce dell'anim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Le stelle nel cuor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Fiamme di speranz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quadro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Riflessi dell'univers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scultura</text:p>
          </table:table-cell>
          <table:table-cell office:value-type="float" office:value="16" table:style-name="ce1">
            <text:p>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Il cerchio della vit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ogni lontani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Alla ricerca di sé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otto il cielo stellat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scultura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Il silenzio dei colori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3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Ritorno alla vit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Mondi paralleli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Dentro l'ocean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L'universo nascost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Il respiro dell'univers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scultura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Sfumature di un sogn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Oltre la luc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Il cammino della speranz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quadro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Nel cuore della tempest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0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L'alba di un nuovo giorn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0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La forza della natur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aggio verso l'ignot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3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Riflessioni nell'acqu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el cuore della tempest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Echi di lontani ricordi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cultura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Il respiro della terr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Oltre il confin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ogni tra le stell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1</text:p>
          </table:table-cell>
          <table:table-cell office:value-type="string" table:style-name="ce1">
            <text:p>quadro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Riflessi nell'infinit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Vento e sabbi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1</text:p>
          </table:table-cell>
          <table:table-cell office:value-type="string" table:style-name="ce1">
            <text:p>quadro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Danza di luci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Tra sogno e realtà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1986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Il passo del guerrier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La via dell'equilibri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otto la lun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scultura</text:p>
          </table:table-cell>
          <table:table-cell office:value-type="float" office:value="16" table:style-name="ce1">
            <text:p>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Il volto del temp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Momenti di silenzi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el buio della nott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1999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Il cammino dei sogni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scultura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Oltre la nebbi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1992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fumature di luc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Riflessi nel cuor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Il respiro del vent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Cieli senza confini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Voci nel silenzi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cultura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Viaggio tra le stell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assi nell'ombr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el cuore della montagn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0</text:p>
          </table:table-cell>
          <table:table-cell office:value-type="string" table:style-name="ce1">
            <text:p>quadro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Luce nell'oscurità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Echi del passat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9</text:p>
          </table:table-cell>
          <table:table-cell office:value-type="string" table:style-name="ce1">
            <text:p>quadro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Danza di fuoc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ogni nel vent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La pace della nott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Onda di emozioni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Il volto della natur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3</text:p>
          </table:table-cell>
          <table:table-cell office:value-type="string" table:style-name="ce1">
            <text:p>scultura</text:p>
          </table:table-cell>
          <table:table-cell office:value-type="float" office:value="16" table:style-name="ce1">
            <text:p>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Tra cielo e terr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Il respiro dell'ocean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L'energia del moviment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3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La forza dell'equilibri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scultura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Il respiro della libertà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Tra luce e ombr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Nel cuore dell'ignot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ogno di primaver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Il cammino dei sogni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Onde di silenzi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scultura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Riflessi di pac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fumature di sogn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Il volto dell'anim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Il viaggio del cuor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otto il cielo apert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I segreti del vent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Nel cuore dell'infinit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Il respiro della natur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Oltre i confini del mond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1</text:p>
          </table:table-cell>
          <table:table-cell office:value-type="string" table:style-name="ce1">
            <text:p>quadro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Luce di lun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cultura</text:p>
          </table:table-cell>
          <table:table-cell office:value-type="float" office:value="16" table:style-name="ce1">
            <text:p>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Nel vento dell'anim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9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La danza della vit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Il silenzio dell'ombr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9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Alla ricerca di sé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06</text:p>
          </table:table-cell>
          <table:table-cell office:value-type="string" table:style-name="ce1">
            <text:p>scultura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Fiori nel vent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otto la superfici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Nel cuore dell'infinit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Riflessi del passat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Il canto della terr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6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ogni di fum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cultura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Il cielo sopra di m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fumature di ciel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Il tempo dell'anim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Alla ricerca dell'eternità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Luce nella nott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Le ombre del silenzi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Oltre il ciel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Nella tempest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Il respiro del cosm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Un passo nel vuot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cultura</text:p>
          </table:table-cell>
          <table:table-cell office:value-type="float" office:value="16" table:style-name="ce1">
            <text:p>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L'abisso dell'anim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otto il cielo stellat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Tra le luci e le ombr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0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ogni d'argent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cultura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La danza del vent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Ombre di luc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Vita nell'ocean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ogni di cristall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Oltre il confin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1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Fuga verso la libertà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cultura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otto le stell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La rivelazion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Nel cuore della tempest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Tra il cielo e la terr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Sogni d'infinit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quadro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Il respiro del mar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Nel cuore della nott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Oltre il bui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Luce di lun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Viaggio nell'ignot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cultura</text:p>
          </table:table-cell>
          <table:table-cell office:value-type="float" office:value="16" table:style-name="ce1">
            <text:p>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Riflessi sulla superfici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Nel vuoto dell'univers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otto il cielo azzurr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Il cammino della speranz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scultura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Cielo senza confini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ogno di tempest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Tra le luci dell'anim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Il volto della speranz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Nel giardino segret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3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Il volo del pensier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cultura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L'infinito dentro di noi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Passaggi tra mondi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Nel respiro dell'univers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Riflessi dell'infinit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Vento e sabbi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1</text:p>
          </table:table-cell>
          <table:table-cell office:value-type="string" table:style-name="ce1">
            <text:p>quadro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L'alba dei sogni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Il sentiero della verità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Dentro l'oscurità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Sogni tra le nuvol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La forza dell'esser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cultura</text:p>
          </table:table-cell>
          <table:table-cell office:value-type="float" office:value="16" table:style-name="ce1">
            <text:p>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Il respiro della luc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Sotto l'occhio della lun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L'odore della terr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L'essenza dell'amor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scultura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gno di fuoc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mbre tra le luci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iaggio tra i mondi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l silenzio dell'ocean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1979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Riflessi nell'anim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assaggi nell'infinit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1988</text:p>
          </table:table-cell>
          <table:table-cell office:value-type="string" table:style-name="ce1">
            <text:p>scultura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anza di ombr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otto il cielo di fuoc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Il volto dell'immortalità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1971</text:p>
          </table:table-cell>
          <table:table-cell office:value-type="string" table:style-name="ce1">
            <text:p>quadro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Vento e mar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Riflessi nel cuor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quadro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Il mistero del silenzi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el cammino del vent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0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Onde di luc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ogni tra le stell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quadro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otto il manto del ciel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1959</text:p>
          </table:table-cell>
          <table:table-cell office:value-type="string" table:style-name="ce1">
            <text:p>scultura</text:p>
          </table:table-cell>
          <table:table-cell office:value-type="float" office:value="16" table:style-name="ce1">
            <text:p>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a voce del desert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el cuore della terr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1969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Luce nelle tenebr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Echi nel vent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1986</text:p>
          </table:table-cell>
          <table:table-cell office:value-type="string" table:style-name="ce1">
            <text:p>scultura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iumi di luc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9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Riflessi di pietr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La danza dell'infinit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3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Onde di sabbi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Il respiro del cosm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el cuore del silenzi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scultura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Vita tra le stell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otto il cielo azzurr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La voce del mar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0</text:p>
          </table:table-cell>
          <table:table-cell office:value-type="string" table:style-name="ce1">
            <text:p>quadro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otto le ond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el giardino segret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quadro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Il volto dell'invisibil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1995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ogni nella nebbi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el silenzio della nott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Luce oltre il bui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quadro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Il respiro della terr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1998</text:p>
          </table:table-cell>
          <table:table-cell office:value-type="string" table:style-name="ce1">
            <text:p>scultura</text:p>
          </table:table-cell>
          <table:table-cell office:value-type="float" office:value="16" table:style-name="ce1">
            <text:p>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La ricerca dell'anim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el cuore del mond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ogni di pietr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Luce nelle profondità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scultura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Tracce nel desert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Riflessi nell'acqu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03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Voci lontan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el cuore della tempest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ogno di pietr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Tra i colori del vent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cultura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Fughe nell'infinit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2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Onde e sabbi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Luce tra le ombr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quadro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Riflessi d'infinit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otto il cielo di fuoc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quadro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Vento e silenzi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1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ogni di vetr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Riflessi di lun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Tra le stell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quadro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el cuore della terr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scultura</text:p>
          </table:table-cell>
          <table:table-cell office:value-type="float" office:value="16" table:style-name="ce1">
            <text:p>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Il respiro dell'ocean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ogni in moviment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L'anima del vent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Il volto della tempest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08</text:p>
          </table:table-cell>
          <table:table-cell office:value-type="string" table:style-name="ce1">
            <text:p>scultura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Onde nella ment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Echi nel bui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Luce senza fin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4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Tra le ombre del temp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otto il cielo d'argent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Il cammino dell'infinit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scultura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Onde di speranz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Fughe nell'oscurità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Riflessi di pietr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quadro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ogni nel vent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Tra i segreti dell'ocean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quadro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el cuore della nott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otto la superfici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3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Il respiro della lun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Riflessi nel cosm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quadro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ogno di cristall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cultura</text:p>
          </table:table-cell>
          <table:table-cell office:value-type="float" office:value="16" table:style-name="ce1">
            <text:p>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La danza delle stell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Onde nell'abiss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1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el cuore dell'infinit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otto il cielo di fuoc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scultura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l volo della fantasi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4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gni di luc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0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l respiro del vent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8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chi di un passat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05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a danza delle ombr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el cuore del mar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1985</text:p>
          </table:table-cell>
          <table:table-cell office:value-type="string" table:style-name="ce1">
            <text:p>scultura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Luce nel bui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7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iflessi di pietr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09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anza di spiriti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1993</text:p>
          </table:table-cell>
          <table:table-cell office:value-type="string" table:style-name="ce1">
            <text:p>quadro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otto il cielo d'argent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l segreto dell'infinit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6</text:p>
          </table:table-cell>
          <table:table-cell office:value-type="string" table:style-name="ce1">
            <text:p>quadro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Fiori nell'ombr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02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Riflessi nell'acqu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7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el giardino della memori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1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ove il cielo incontra la terr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4</text:p>
          </table:table-cell>
          <table:table-cell office:value-type="string" table:style-name="ce1">
            <text:p>quadro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Il canto delle stell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1970</text:p>
          </table:table-cell>
          <table:table-cell office:value-type="string" table:style-name="ce1">
            <text:p>scultura</text:p>
          </table:table-cell>
          <table:table-cell office:value-type="float" office:value="16" table:style-name="ce1">
            <text:p>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Vento d'infinit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9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el cuore del silenzi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1980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gni di pietr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6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Riflessi di cristall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0</text:p>
          </table:table-cell>
          <table:table-cell office:value-type="string" table:style-name="ce1">
            <text:p>scultura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Il respiro del cosm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3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otto la lun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08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Onde nel cuor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1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Il segreto del mar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ogni tra le stell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7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Il mistero dell'oscurità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0</text:p>
          </table:table-cell>
          <table:table-cell office:value-type="string" table:style-name="ce1">
            <text:p>scultura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Danza di luci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5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el cuore della nott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Il sogno delle ond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6</text:p>
          </table:table-cell>
          <table:table-cell office:value-type="string" table:style-name="ce1">
            <text:p>quadro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Tra le ombr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Voci nell'ari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4</text:p>
          </table:table-cell>
          <table:table-cell office:value-type="string" table:style-name="ce1">
            <text:p>quadro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Il volto del vent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02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Dove il cielo si spezz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9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Il mistero del silenzi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1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Tra i sogni di pietr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8</text:p>
          </table:table-cell>
          <table:table-cell office:value-type="string" table:style-name="ce1">
            <text:p>quadro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Riflessi nell'anim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03</text:p>
          </table:table-cell>
          <table:table-cell office:value-type="string" table:style-name="ce1">
            <text:p>scultura</text:p>
          </table:table-cell>
          <table:table-cell office:value-type="float" office:value="16" table:style-name="ce1">
            <text:p>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el cuore dell'abiss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7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ogni tra le ond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3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Danza di luc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5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el giardino dell'anim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09</text:p>
          </table:table-cell>
          <table:table-cell office:value-type="string" table:style-name="ce1">
            <text:p>scultura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ogno di fuoc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Riflessi nell'ombr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3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Nel cuore della tempest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Onde e silenzi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ogni nel desert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4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Voci nel vent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scultura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Luce di cristall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7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Danza di pietr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03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otto il cielo d'argent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0</text:p>
          </table:table-cell>
          <table:table-cell office:value-type="string" table:style-name="ce1">
            <text:p>quadro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Il respiro dell'ocean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Nel cuore del mar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8</text:p>
          </table:table-cell>
          <table:table-cell office:value-type="string" table:style-name="ce1">
            <text:p>quadro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Sogni tra le stell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02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Riflessi di luc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9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Sotto la lun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1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Nel giardino dell'anim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6</text:p>
          </table:table-cell>
          <table:table-cell office:value-type="string" table:style-name="ce1">
            <text:p>quadro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Il respiro della terr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04</text:p>
          </table:table-cell>
          <table:table-cell office:value-type="string" table:style-name="ce1">
            <text:p>scultura</text:p>
          </table:table-cell>
          <table:table-cell office:value-type="float" office:value="16" table:style-name="ce1">
            <text:p>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Riflessi d'infinit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Il canto della nott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Sogni di pietr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Onde di cristall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scultura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Nel cuore del silenzi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5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La danza delle ombr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07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ogni di sabbi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6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Tra i colori del vent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Danza nell'abiss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8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otto il cielo di fuoc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scultura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Riflessi nel cosm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1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Luce nel bui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0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Vento d'infinit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9</text:p>
          </table:table-cell>
          <table:table-cell office:value-type="string" table:style-name="ce1">
            <text:p>quadro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Onde di pietr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04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Il respiro del vent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3</text:p>
          </table:table-cell>
          <table:table-cell office:value-type="string" table:style-name="ce1">
            <text:p>quadro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Nel cuore della nott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ogni di luc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7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Sotto la lun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03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Danza nell'infinit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quadro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Tra i sogni di pietr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05</text:p>
          </table:table-cell>
          <table:table-cell office:value-type="string" table:style-name="ce1">
            <text:p>scultura</text:p>
          </table:table-cell>
          <table:table-cell office:value-type="float" office:value="16" table:style-name="ce1">
            <text:p>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Voci nell'ari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Il respiro della luc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06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Riflessi d'acqu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6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ogni di cristall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1</text:p>
          </table:table-cell>
          <table:table-cell office:value-type="string" table:style-name="ce1">
            <text:p>scultura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Riflessi del passat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5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Tra le stell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07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ogni nell'oscurità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0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Vento di luc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09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Danza di cristall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3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otto il cielo di fuoc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scultura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Riflessi nel cuore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6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ogni tra le ond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Nel giardino dei sogni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4</text:p>
          </table:table-cell>
          <table:table-cell office:value-type="string" table:style-name="ce1">
            <text:p>quadro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otto la luce del sol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08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Voci nell'ari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quadro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Luce di speranz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Riflessi di silenzi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7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Tra le ombr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1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ogni nell'anim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quadro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Il respiro del mar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3</text:p>
          </table:table-cell>
          <table:table-cell office:value-type="string" table:style-name="ce1">
            <text:p>scultura</text:p>
          </table:table-cell>
          <table:table-cell office:value-type="float" office:value="16" table:style-name="ce1">
            <text:p>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Danza di sogni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Il cuore del silenzi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06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Riflessi di lun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0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Nel vuoto dell'anim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04</text:p>
          </table:table-cell>
          <table:table-cell office:value-type="string" table:style-name="ce1">
            <text:p>scultura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ogni di sabbi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3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Il respiro della luc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07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Riflessi nel temp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9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ogno d'infinit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Il segreto della pietr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Vento tra le rocc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05</text:p>
          </table:table-cell>
          <table:table-cell office:value-type="string" table:style-name="ce1">
            <text:p>scultura</text:p>
          </table:table-cell>
          <table:table-cell office:value-type="float" office:value="6" table:style-name="ce1">
            <text:p>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Danza nell'ombr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0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Riflessi nell'ocean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08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otto il cielo grigi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quadro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Luce di cristall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06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Riflessi nell'acqu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3</text:p>
          </table:table-cell>
          <table:table-cell office:value-type="string" table:style-name="ce1">
            <text:p>quadro</text:p>
          </table:table-cell>
          <table:table-cell office:value-type="float" office:value="11" table:style-name="ce1">
            <text:p>11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Nel cuore dell'anim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04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Il sogno del vent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Onde nel cuor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11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otto il cielo azzurro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10</text:p>
          </table:table-cell>
          <table:table-cell office:value-type="string" table:style-name="ce1">
            <text:p>quadro</text:p>
          </table:table-cell>
          <table:table-cell office:value-type="float" office:value="15" table:style-name="ce1">
            <text:p>15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Il canto delle stell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09</text:p>
          </table:table-cell>
          <table:table-cell office:value-type="string" table:style-name="ce1">
            <text:p>scultura</text:p>
          </table:table-cell>
          <table:table-cell office:value-type="float" office:value="16" table:style-name="ce1">
            <text:p>16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Nel giardino dei riflessi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5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Voci nell'universo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07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Riflessi di pietr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02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ogni d'acqu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08</text:p>
          </table:table-cell>
          <table:table-cell office:value-type="string" table:style-name="ce1">
            <text:p>scultura</text:p>
          </table:table-cell>
          <table:table-cell office:value-type="float" office:value="20" table:style-name="ce1">
            <text:p>20</text:p>
          </table:table-cell>
          <table:table-cell table:number-columns-repeated="249" table:style-name="ce2"/>
          <table:table-cell table:number-columns-repeated="16128" table:style-name="ce1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arota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scultura</text:p>
          </table:table-cell>
          <table:table-cell office:value-type="float" office:value="9" table:style-name="ce1">
            <text:p>9</text:p>
          </table:table-cell>
          <table:table-cell table:number-columns-repeated="249" table:style-name="ce2"/>
          <table:table-cell table:number-columns-repeated="16128" table:style-name="ce1"/>
        </table:table-row>
        <table:table-row table:number-rows-repeated="1048134" table:style-name="ro1">
          <table:table-cell table:number-columns-repeated="16384"/>
        </table:table-row>
      </table:table>
      <table:table table:name="sala" table:style-name="ta1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253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2">
            <text:p>numero</text:p>
          </table:table-cell>
          <table:table-cell office:value-type="string" table:style-name="ce2">
            <text:p>nome</text:p>
          </table:table-cell>
          <table:table-cell office:value-type="string" table:style-name="ce2">
            <text:p>superficie</text:p>
          </table:table-cell>
          <table:table-cell office:value-type="string" table:style-name="ce2">
            <text:p>temaSala</text:p>
          </table:table-cell>
          <table:table-cell table:number-columns-repeated="252" table:style-name="ce2"/>
          <table:table-cell table:number-columns-repeated="1612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alleria Aurora</text:p>
          </table:table-cell>
          <table:table-cell office:value-type="float" office:value="250" table:style-name="ce1">
            <text:p>250</text:p>
          </table:table-cell>
          <table:table-cell office:value-type="float" office:value="1" table:style-name="ce1">
            <text:p>1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ala Ovest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ala delle Colonne</text:p>
          </table:table-cell>
          <table:table-cell office:value-type="float" office:value="400" table:style-name="ce1">
            <text:p>400</text:p>
          </table:table-cell>
          <table:table-cell office:value-type="float" office:value="3" table:style-name="ce1">
            <text:p>3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Padiglione Est</text:p>
          </table:table-cell>
          <table:table-cell office:value-type="float" office:value="90" table:style-name="ce1">
            <text:p>90</text:p>
          </table:table-cell>
          <table:table-cell office:value-type="float" office:value="4" table:style-name="ce1">
            <text:p>4</text:p>
          </table:table-cell>
          <table:table-cell table:style-name="ce2"/>
          <table:table-cell table:style-name="ce4"/>
          <table:table-cell table:number-columns-repeated="250" table:style-name="ce2"/>
          <table:table-cell table:number-columns-repeated="16128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Sala Riflessi</text:p>
          </table:table-cell>
          <table:table-cell office:value-type="float" office:value="310" table:style-name="ce1">
            <text:p>310</text:p>
          </table:table-cell>
          <table:table-cell office:value-type="float" office:value="5" table:style-name="ce1">
            <text:p>5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Galleria Centrale</text:p>
          </table:table-cell>
          <table:table-cell office:value-type="float" office:value="160" table:style-name="ce1">
            <text:p>160</text:p>
          </table:table-cell>
          <table:table-cell office:value-type="float" office:value="6" table:style-name="ce1">
            <text:p>6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Sala delle Ombre</text:p>
          </table:table-cell>
          <table:table-cell office:value-type="float" office:value="120" table:style-name="ce1">
            <text:p>120</text:p>
          </table:table-cell>
          <table:table-cell office:value-type="float" office:value="7" table:style-name="ce1">
            <text:p>7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trio Armonia</text:p>
          </table:table-cell>
          <table:table-cell office:value-type="float" office:value="730" table:style-name="ce1">
            <text:p>730</text:p>
          </table:table-cell>
          <table:table-cell office:value-type="float" office:value="8" table:style-name="ce1">
            <text:p>8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Sala Infinito</text:p>
          </table:table-cell>
          <table:table-cell office:value-type="float" office:value="230" table:style-name="ce1">
            <text:p>230</text:p>
          </table:table-cell>
          <table:table-cell office:value-type="float" office:value="9" table:style-name="ce1">
            <text:p>9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orte Interna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Galleria Nuova</text:p>
          </table:table-cell>
          <table:table-cell office:value-type="float" office:value="480" table:style-name="ce1">
            <text:p>480</text:p>
          </table:table-cell>
          <table:table-cell office:value-type="float" office:value="11" table:style-name="ce1">
            <text:p>11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Sala Altavista</text:p>
          </table:table-cell>
          <table:table-cell office:value-type="float" office:value="280" table:style-name="ce1">
            <text:p>280</text:p>
          </table:table-cell>
          <table:table-cell office:value-type="float" office:value="12" table:style-name="ce1">
            <text:p>12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Padiglione Nord</text:p>
          </table:table-cell>
          <table:table-cell office:value-type="float" office:value="130" table:style-name="ce1">
            <text:p>130</text:p>
          </table:table-cell>
          <table:table-cell office:value-type="float" office:value="13" table:style-name="ce1">
            <text:p>13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Sala Luminosa</text:p>
          </table:table-cell>
          <table:table-cell office:value-type="float" office:value="620" table:style-name="ce1">
            <text:p>620</text:p>
          </table:table-cell>
          <table:table-cell office:value-type="float" office:value="14" table:style-name="ce1">
            <text:p>14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Spazio Contemporaneo</text:p>
          </table:table-cell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Sala del Vento</text:p>
          </table:table-cell>
          <table:table-cell office:value-type="float" office:value="180" table:style-name="ce1">
            <text:p>180</text:p>
          </table:table-cell>
          <table:table-cell office:value-type="float" office:value="1" table:style-name="ce1">
            <text:p>1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Galleria Sud</text:p>
          </table:table-cell>
          <table:table-cell office:value-type="float" office:value="360" table:style-name="ce1">
            <text:p>360</text:p>
          </table:table-cell>
          <table:table-cell office:value-type="float" office:value="2" table:style-name="ce1">
            <text:p>2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Sala delle Proporzio</text:p>
          </table:table-cell>
          <table:table-cell office:value-type="float" office:value="200" table:style-name="ce1">
            <text:p>200</text:p>
          </table:table-cell>
          <table:table-cell office:value-type="float" office:value="5" table:style-name="ce1">
            <text:p>5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Corte delle Idee</text:p>
          </table:table-cell>
          <table:table-cell office:value-type="float" office:value="410" table:style-name="ce1">
            <text:p>410</text:p>
          </table:table-cell>
          <table:table-cell office:value-type="float" office:value="9" table:style-name="ce1">
            <text:p>9</text:p>
          </table:table-cell>
          <table:table-cell table:number-columns-repeated="252" table:style-name="ce2"/>
          <table:table-cell table:number-columns-repeated="16128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Atrio Secondario</text:p>
          </table:table-cell>
          <table:table-cell office:value-type="float" office:value="85" table:style-name="ce1">
            <text:p>85</text:p>
          </table:table-cell>
          <table:table-cell office:value-type="float" office:value="7" table:style-name="ce1">
            <text:p>7</text:p>
          </table:table-cell>
          <table:table-cell table:number-columns-repeated="252" table:style-name="ce2"/>
          <table:table-cell table:number-columns-repeated="16128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tema" table:style-name="ta1">
        <table:table-column table:style-name="co10" table:default-cell-style-name="ce2"/>
        <table:table-column table:style-name="co11" table:default-cell-style-name="ce2"/>
        <table:table-column table:style-name="co1" table:number-columns-repeated="254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2">
            <text:p>codice</text:p>
          </table:table-cell>
          <table:table-cell office:value-type="string" table:style-name="ce2">
            <text:p>descrizione</text:p>
          </table:table-cell>
          <table:table-cell table:number-columns-repeated="254" table:style-name="ce2"/>
          <table:table-cell table:number-columns-repeated="1612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rte classica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Espressionismo astratto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inascimento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Romanticismo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rte contemporanea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op art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Post-impressionismo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rte leonardesca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Surrealismo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Umanesimo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Moderno europeo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Realismo americano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olor field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Cubismo</text:p>
          </table:table-cell>
          <table:table-cell table:number-columns-repeated="254" table:style-name="ce2"/>
          <table:table-cell table:number-columns-repeated="16128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Impressionismo</text:p>
          </table:table-cell>
          <table:table-cell table:number-columns-repeated="254" table:style-name="ce2"/>
          <table:table-cell table:number-columns-repeated="16128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730</meta:generator>
    <meta:initial-creator>phpMyAdmin 5.2.1</meta:initial-creator>
    <dc:creator>ANTONIO VALENTIN RADU</dc:creator>
    <meta:creation-date>2025-05-12T09:12:04Z</meta:creation-date>
    <dc:date>2025-05-12T10:00:03Z</dc:date>
  </office:meta>
</office:document-meta>
</file>